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526000002D0AF5CFC75A470C9F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7123" svg:stroke-width="0cm" svg:stroke-color="#000000" draw:marker-start="" draw:marker-start-width="0.3cm" draw:marker-start-center="false" draw:marker-end="" draw:marker-end-width="0.3cm" draw:marker-end-center="false" draw:fill="none" draw:fill-color="#99ccff" fo:min-height="0.703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7124" svg:stroke-width="0cm" svg:stroke-color="#000000" draw:marker-start="" draw:marker-start-width="0.3cm" draw:marker-start-center="false" draw:marker-end="" draw:marker-end-width="0.3cm" draw:marker-end-center="false" draw:fill="none" draw:fill-color="#99ccff" fo:min-height="0.703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7125" svg:stroke-width="0cm" svg:stroke-color="#000000" draw:marker-start="" draw:marker-start-width="0.3cm" draw:marker-start-center="false" draw:marker-end="" draw:marker-end-width="0.3cm" draw:marker-end-center="false" draw:fill="none" draw:fill-color="#99ccff" fo:min-height="0.703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4cm" fo:min-width="0.041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Object_20_with_20_no_20_fill_20_and_20_no_20_li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7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7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7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7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322cm" svg:y1="15.458cm" svg:x2="12.467cm" svg:y2="15.463cm">
            <text:p/>
          </draw:line>
          <draw:line draw:style-name="gr1" draw:text-style-name="P1" draw:layer="layout" svg:x1="10.319cm" svg:y1="15.457cm" svg:x2="9.882cm" svg:y2="13.421cm">
            <text:p/>
          </draw:line>
          <draw:frame draw:style-name="gr2" draw:text-style-name="P3" draw:layer="layout" svg:width="0.232cm" svg:height="0.703cm" svg:x="10.259cm" svg:y="15.594cm">
            <draw:text-box>
              <text:p text:style-name="P2"><text:span text:style-name="T1">A</text:span></text:p>
            </draw:text-box>
          </draw:frame>
          <draw:line draw:style-name="gr3" draw:text-style-name="P1" draw:layer="layout" svg:x1="10.019cm" svg:y1="13.538cm" svg:x2="9.798cm" svg:y2="13.586cm">
            <text:p/>
          </draw:line>
          <draw:frame draw:style-name="gr4" draw:text-style-name="P3" draw:layer="layout" svg:width="0.232cm" svg:height="0.703cm" svg:x="10.048cm" svg:y="13.38cm">
            <draw:text-box>
              <text:p text:style-name="P2"><text:span text:style-name="T1">B</text:span></text:p>
            </draw:text-box>
          </draw:frame>
          <draw:frame draw:style-name="gr5" draw:text-style-name="P3" draw:layer="layout" svg:width="0.232cm" svg:height="0.703cm" svg:x="11.549cm" svg:y="15.543cm">
            <draw:text-box>
              <text:p text:style-name="P2"><text:span text:style-name="T1">C</text:span></text:p>
            </draw:text-box>
          </draw:frame>
          <draw:line draw:style-name="gr3" draw:text-style-name="P1" draw:layer="layout" svg:x1="11.659cm" svg:y1="15.407cm" svg:x2="11.659cm" svg:y2="15.515cm">
            <text:p/>
          </draw:line>
          <draw:line draw:style-name="gr6" draw:text-style-name="P4" draw:layer="layout" svg:x1="10.321cm" svg:y1="15.458cm" svg:x2="8.651cm" svg:y2="13.795cm">
            <text:p/>
          </draw:line>
          <draw:line draw:style-name="gr6" draw:text-style-name="P4" draw:layer="layout" svg:x1="8.933cm" svg:y1="13.906cm" svg:x2="8.776cm" svg:y2="14.063cm">
            <text:p/>
          </draw:line>
          <draw:frame draw:style-name="gr7" draw:text-style-name="P5" draw:layer="layout" svg:width="0.694cm" svg:height="0.69cm" svg:x="8.693cm" svg:y="13.715cm">
            <draw:text-box>
              <text:p text:style-name="P2"><text:span text:style-name="T2">D</text:span></text:p>
            </draw:text-box>
          </draw:frame>
          <draw:frame draw:style-name="gr8" draw:text-style-name="P6" draw:layer="layout" svg:width="3.566cm" svg:height="1.941cm" svg:x="8.55cm" svg:y="13.68cm">
            <draw:image xlink:href="Pictures/1000020100000526000002D0AF5CFC75A470C9F3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7123" draw:display-name="Dashed (var) 7123" draw:style="rect" draw:dots1="1" draw:dots1-length="0.003cm" draw:dots2="1" draw:dots2-length="0.003cm" draw:distance="0.003cm"/>
    <draw:stroke-dash draw:name="Dashed_20__28_var_29__20_7124" draw:display-name="Dashed (var) 7124" draw:style="rect" draw:dots1="1" draw:dots1-length="0.003cm" draw:dots2="1" draw:dots2-length="0.003cm" draw:distance="0.003cm"/>
    <draw:stroke-dash draw:name="Dashed_20__28_var_29__20_7125" draw:display-name="Dashed (var) 7125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52:53.810867291</meta:creation-date>
    <dc:date>2018-02-09T16:53:08.660688784</dc:date>
    <meta:editing-duration>PT15S</meta:editing-duration>
    <meta:editing-cycles>1</meta:editing-cycles>
    <meta:document-statistic meta:object-count="12"/>
    <meta:generator>LibreOffice/6.0.0.3$MacOSX_X86_64 LibreOffice_project/64a0f66915f38c6217de274f0aa8e15618924765</meta:generator>
  </office:meta>
</office:document-meta>
</file>